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P1" style:family="paragraph" style:parent-style-name="Header">
      <style:text-properties officeooo:rsid="000f6a8f" officeooo:paragraph-rsid="000f6a8f"/>
    </style:style>
    <style:style style:name="P2" style:family="paragraph" style:parent-style-name="Text_20_body">
      <style:paragraph-properties fo:text-align="center" style:justify-single-word="false"/>
      <style:text-properties officeooo:rsid="000f6a8f"/>
    </style:style>
    <style:style style:name="P3" style:family="paragraph" style:parent-style-name="Text_20_body">
      <style:paragraph-properties fo:text-align="start" style:justify-single-word="false"/>
      <style:text-properties officeooo:rsid="000f6a8f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0f6a8f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6.922cm"/>
        </style:tab-stops>
      </style:paragraph-properties>
      <style:text-properties officeooo:rsid="000f6a8f" officeooo:paragraph-rsid="001cd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nna Beispiel am 20.04.2025</text:h>
      <text:p text:style-name="P2"/>
      <table:table table:name="Tabelle1" table:style-name="Tabelle1">
        <table:table-column table:style-name="Tabelle1.A" table:number-columns-repeated="2"/>
        <table:table-row>
          <table:table-cell table:style-name="Tabelle1.A1" value-type="string">
            <text:p xmlns:text="urn:oasis:names:tc:opendocument:xmlns:text:1.0" text:style-name="P6">Name: Kaffee</text:p>
          </table:table-cell>
          <table:table-cell table:style-name="Tabelle1.B1" value-type="string">
            <text:p xmlns:text="urn:oasis:names:tc:opendocument:xmlns:text:1.0" text:style-name="P6">Preis: 4,99 €</text:p>
          </table:table-cell>
        </table:table-row>
      </table:table>
      <table:table table:name="Tabelle1" table:style-name="Tabelle1">
        <table:table-column table:style-name="Tabelle1.A" table:number-columns-repeated="2"/>
        <table:table-row>
          <table:table-cell table:style-name="Tabelle1.A1" value-type="string">
            <text:p xmlns:text="urn:oasis:names:tc:opendocument:xmlns:text:1.0" text:style-name="P6">Name: Tee</text:p>
          </table:table-cell>
          <table:table-cell table:style-name="Tabelle1.B1" value-type="string">
            <text:p xmlns:text="urn:oasis:names:tc:opendocument:xmlns:text:1.0" text:style-name="P6">Preis: 3,49 €</text:p>
          </table:table-cell>
        </table:table-row>
      </table:table>
      <table:table table:name="Tabelle1" table:style-name="Tabelle1">
        <table:table-column table:style-name="Tabelle1.A" table:number-columns-repeated="2"/>
        <table:table-row>
          <table:table-cell table:style-name="Tabelle1.A1" value-type="string">
            <text:p xmlns:text="urn:oasis:names:tc:opendocument:xmlns:text:1.0" text:style-name="P6">Name: Kakao</text:p>
          </table:table-cell>
          <table:table-cell table:style-name="Tabelle1.B1" value-type="string">
            <text:p xmlns:text="urn:oasis:names:tc:opendocument:xmlns:text:1.0" text:style-name="P6">Preis: 2,99 €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P1" style:family="paragraph" style:parent-style-name="Header">
      <style:text-properties officeooo:rsid="000f6a8f" officeooo:paragraph-rsid="000f6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><draw:frame draw:name="foto" text:anchor-type="paragraph" svg:width="1cm" svg:height="1cm" draw:z-index="0"><draw:image xlink:href="Pictures/Logo.png" xlink:type="simple" xlink:show="embed" xlink:actuate="onLoad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39:53.472319683</meta:creation-date>
    <dc:date>2025-04-20T19:21:57.858421885</dc:date>
    <meta:editing-duration>PT24M32S</meta:editing-duration>
    <meta:editing-cycles>13</meta:editing-cycles>
    <meta:generator>LibreOffice/24.2.7.2$Linux_X86_64 LibreOffice_project/420$Build-2</meta:generator>
    <meta:document-statistic meta:table-count="1" meta:image-count="0" meta:object-count="0" meta:page-count="1" meta:paragraph-count="6" meta:word-count="10" meta:character-count="95" meta:non-whitespace-character-count="91"/>
  </office:meta>
</office:document-meta>
</file>